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8.26mm" svg:y="26.76mm">
            <draw:object draw:notify-on-update-of-ranges="Sheet1.B1:Sheet1.B5 Sheet1.C1:Sheet1.C5 Sheet1.B1:Sheet1.B5 Sheet1.G1:Sheet1.G5 Sheet1.B1:Sheet1.B5 Sheet1.K1:Sheet1.K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76569676" calcext:value-type="float">
            <text:p>0.76569676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0.76569676" calcext:value-type="float">
            <text:p>0.76569676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0.76569676" calcext:value-type="float">
            <text:p>0.7656967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6577893" calcext:value-type="float">
            <text:p>0.6657789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66577893" calcext:value-type="float">
            <text:p>0.6657789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66577893" calcext:value-type="float">
            <text:p>0.6657789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031363" calcext:value-type="float">
            <text:p>0.6031363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0.6031363" calcext:value-type="float">
            <text:p>0.603136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0.6031363" calcext:value-type="float">
            <text:p>0.603136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54406965" calcext:value-type="float">
            <text:p>0.54406965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0.54406965" calcext:value-type="float">
            <text:p>0.5440696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0.54406965" calcext:value-type="float">
            <text:p>0.5440696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49554014" calcext:value-type="float">
            <text:p>0.4955401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0.49554014" calcext:value-type="float">
            <text:p>0.495540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0.49554014" calcext:value-type="float">
            <text:p>0.49554014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00/00/00</text:date>, <text:time style:data-style-name="N2" text:time-value="03:59:05.926412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2:30:51.742065424</meta:creation-date>
    <meta:generator>LibreOffice/5.4.5.1$Linux_X86_64 LibreOffice_project/40m0$Build-1</meta:generator>
    <dc:date>2019-04-05T04:04:19.190892384</dc:date>
    <meta:editing-duration>PT56M2S</meta:editing-duration>
    <meta:editing-cycles>15</meta:editing-cycles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45cm" svg:y="0.316cm" chart:style-name="ch2">
          <text:p>Load Factor vs Total Search Probes</text:p>
        </chart:title>
        <chart:legend chart:legend-position="end" svg:x="13.254cm" svg:y="3.703cm" style:legend-expansion="high" chart:style-name="ch3"/>
        <chart:plot-area chart:style-name="ch4" table:cell-range-address="Sheet1.B1:Sheet1.C5 Sheet1.G1:Sheet1.G5 Sheet1.K1:Sheet1.K5" chart:data-source-has-labels="row" svg:x="1.331cm" svg:y="1.275cm" svg:width="11.603cm" svg:height="6.564cm">
          <chartooo:coordinate-region svg:x="2.138cm" svg:y="1.474cm" svg:width="10.556cm" svg:height="5.718cm"/>
          <chart:axis chart:dimension="x" chart:name="primary-x" chart:style-name="ch5">
            <chart:title svg:x="6.215cm" svg:y="8.019cm" chart:style-name="ch6">
              <text:p>Load Factor</text:p>
            </chart:title>
          </chart:axis>
          <chart:axis chart:dimension="y" chart:name="primary-y" chart:style-name="ch5">
            <chart:title svg:x="0.451cm" svg:y="5.527cm" chart:style-name="ch7">
              <text:p>Total Probes</text:p>
            </chart:title>
            <chart:grid chart:style-name="ch8" chart:class="major"/>
          </chart:axis>
          <chart:series chart:style-name="ch9" chart:values-cell-range-address="Sheet1.C1:Sheet1.C5" loext:label-string="linear" chart:class="chart:scatter">
            <chart:domain table:cell-range-address="Sheet1.B1:Sheet1.B5"/>
            <chart:data-point chart:repeated="5"/>
          </chart:series>
          <chart:series chart:style-name="ch10" chart:values-cell-range-address="Sheet1.G1:Sheet1.G5" loext:label-string="quadratic" chart:class="chart:scatter">
            <chart:data-point chart:repeated="5"/>
          </chart:series>
          <chart:series chart:style-name="ch11" chart:values-cell-range-address="Sheet1.K1:Sheet1.K5" loext:label-string="chaining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</table:table-cell>
              <table:table-cell office:value-type="string">
                <text:p>quadratic</text:p>
              </table:table-cell>
              <table:table-cell office:value-type="string">
                <text:p>chaini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569676">
                <text:p>0.76569676</text:p>
                <draw:g>
                  <svg:desc>Sheet1.B1:Sheet1.B5</svg:desc>
                </draw:g>
              </table:table-cell>
              <table:table-cell office:value-type="float" office:value="297">
                <text:p>297</text:p>
                <draw:g>
                  <svg:desc>Sheet1.C1:Sheet1.C5</svg:desc>
                </draw:g>
              </table:table-cell>
              <table:table-cell office:value-type="float" office:value="289">
                <text:p>289</text:p>
                <draw:g>
                  <svg:desc>Sheet1.G1:Sheet1.G5</svg:desc>
                </draw:g>
              </table:table-cell>
              <table:table-cell office:value-type="float" office:value="142">
                <text:p>142</text:p>
                <draw:g>
                  <svg:desc>Sheet1.K1:Sheet1.K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577893">
                <text:p>0.66577893</text:p>
              </table:table-cell>
              <table:table-cell office:value-type="float" office:value="289">
                <text:p>289</text:p>
              </table:table-cell>
              <table:table-cell office:value-type="float" office:value="199">
                <text:p>1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31363">
                <text:p>0.6031363</text:p>
              </table:table-cell>
              <table:table-cell office:value-type="float" office:value="391">
                <text:p>391</text:p>
              </table:table-cell>
              <table:table-cell office:value-type="float" office:value="297">
                <text:p>29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406965">
                <text:p>0.54406965</text:p>
              </table:table-cell>
              <table:table-cell office:value-type="float" office:value="64">
                <text:p>64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554014">
                <text:p>0.49554014</text:p>
              </table:table-cell>
              <table:table-cell office:value-type="float" office:value="89">
                <text:p>89</text:p>
              </table:table-cell>
              <table:table-cell office:value-type="float" office:value="57">
                <text:p>57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